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Lohit Hindi" svg:font-family="'Lohit Hindi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Exercise 1</text:p>
      <text:p text:style-name="Standard">------------</text:p>
      <text:p text:style-name="Standard">print "hello"</text:p>
      <text:p text:style-name="Standard">#variables</text:p>
      <text:p text:style-name="Standard">#integer</text:p>
      <text:p text:style-name="Standard">a = 2</text:p>
      <text:p text:style-name="Standard">print a*2</text:p>
      <text:p text:style-name="Standard">#float</text:p>
      <text:p text:style-name="Standard">a= 2.34</text:p>
      <text:p text:style-name="Standard">print a*2</text:p>
      <text:p text:style-name="Standard">#character</text:p>
      <text:p text:style-name="Standard">a = "c"</text:p>
      <text:p text:style-name="Standard">print a*2</text:p>
      <text:p text:style-name="Standard">#string</text:p>
      <text:p text:style-name="Standard">a = "hello ceglug"</text:p>
      <text:p text:style-name="Standard">print a*2</text:p>
      <text:p text:style-name="Standard"></text:p>
      <text:p text:style-name="Standard">Exercise 2</text:p>
      <text:p text:style-name="Standard">----------</text:p>
      <text:p text:style-name="Standard">#input</text:p>
      <text:p text:style-name="Standard">name_number = input("Enter your name: ")</text:p>
      <text:p text:style-name="Standard">print ('Hello', name_number)</text:p>
      <text:p text:style-name="Standard"></text:p>
      <text:p text:style-name="Standard">name = raw_input("enter your name: ")</text:p>
      <text:p text:style-name="Standard">print ("Hello", name)</text:p>
      <text:p text:style-name="Standard"></text:p>
      <text:p text:style-name="Standard">Exercise 3</text:p>
      <text:p text:style-name="Standard">----------</text:p>
      <text:p text:style-name="Standard">#input and if then else syntax</text:p>
      <text:p text:style-name="Standard">number = input("Enter the number ")</text:p>
      <text:p text:style-name="Standard">print ('Hello', number)</text:p>
      <text:p text:style-name="Standard"></text:p>
      <text:p text:style-name="Standard">if number == 2:</text:p>
      <text:p text:style-name="Standard"><text:s text:c="4"/>print ("The value of number is: ",number)</text:p>
      <text:p text:style-name="Standard">elif number == 4:</text:p>
      <text:p text:style-name="Standard"><text:s text:c="4"/>print ("The value of number is: ",number)</text:p>
      <text:p text:style-name="Standard">else:</text:p>
      <text:p text:style-name="Standard"><text:s text:c="4"/>print ("Neither 2, nor 4, the number is: ", number)</text:p>
      <text:p text:style-name="Standard"></text:p>
      <text:p text:style-name="Standard">Exercise 4</text:p>
      <text:p text:style-name="Standard">-----------</text:p>
      <text:p text:style-name="Standard">def add(p,q):</text:p>
      <text:p text:style-name="Standard"><text:s text:c="4"/>return p+q</text:p>
      <text:p text:style-name="Standard"><text:s text:c="4"/></text:p>
      <text:p text:style-name="Standard">def subtract(p,q):</text:p>
      <text:p text:style-name="Standard"><text:s text:c="4"/>return p-q</text:p>
      <text:p text:style-name="Standard"></text:p>
      <text:p text:style-name="Standard">def multiply (p,q):</text:p>
      <text:p text:style-name="Standard"><text:s text:c="4"/>return p*q</text:p>
      <text:p text:style-name="Standard"></text:p>
      <text:p text:style-name="Standard">def divide (p,q):</text:p>
      <text:p text:style-name="Standard"><text:s text:c="4"/>return float(p)/float(q)</text:p>
      <text:p text:style-name="Standard"><text:soft-page-break/>a = 4</text:p>
      <text:p text:style-name="Standard">b = 6</text:p>
      <text:p text:style-name="Standard"></text:p>
      <text:p text:style-name="Standard">print add (a,b)</text:p>
      <text:p text:style-name="Standard">print subtract (a,b)</text:p>
      <text:p text:style-name="Standard">print multiply (a,b)</text:p>
      <text:p text:style-name="Standard">print float(divide (a,b))</text:p>
      <text:p text:style-name="Standard"></text:p>
      <text:p text:style-name="Standard">Exercise 5</text:p>
      <text:p text:style-name="Standard">----------</text:p>
      <text:p text:style-name="Standard">#lists</text:p>
      <text:p text:style-name="Standard"></text:p>
      <text:p text:style-name="Standard">names = ['darwin', 'krishna', 'dickens']</text:p>
      <text:p text:style-name="Standard">names[0] = "bharathiar"</text:p>
      <text:p text:style-name="Standard">number = [ 6, 7,8,9]</text:p>
      <text:p text:style-name="Standard">print names[0], number[0]</text:p>
      <text:p text:style-name="Standard"></text:p>
      <text:p text:style-name="Standard">print names + number</text:p>
      <text:p text:style-name="Standard"></text:p>
      <text:p text:style-name="Standard">print [names]+[number]</text:p>
      <text:p text:style-name="Standard"></text:p>
      <text:p text:style-name="Standard">Exercise 6</text:p>
      <text:p text:style-name="Standard">-----------</text:p>
      <text:p text:style-name="Standard"># dictionary</text:p>
      <text:p text:style-name="Standard">students = {1:"ram", 2: "govind", 3: "asura"}</text:p>
      <text:p text:style-name="Standard">print students</text:p>
      <text:p text:style-name="Standard">print students[1]</text:p>
      <text:p text:style-name="Standard">print len (students)</text:p>
      <text:p text:style-name="Standard"></text:p>
      <text:p text:style-name="Standard">for i,v in students.items ():</text:p>
      <text:p text:style-name="Standard"><text:s text:c="4"/>print i,v</text:p>
      <text:p text:style-name="Standard"></text:p>
      <text:p text:style-name="Standard">Exercise 7</text:p>
      <text:p text:style-name="Standard">-----------</text:p>
      <text:p text:style-name="Standard">#tuple</text:p>
      <text:p text:style-name="Standard"></text:p>
      <text:p text:style-name="Standard">tuple1 = ('python', 'ruby','c','java')</text:p>
      <text:p text:style-name="Standard">list1 = ['python','ruby','c','java']</text:p>
      <text:p text:style-name="Standard">print tuple1</text:p>
      <text:p text:style-name="Standard">print list1</text:p>
      <text:p text:style-name="Standard"># Let's include windows in the list and it works!</text:p>
      <text:p text:style-name="Standard">list1[1] = "windows"</text:p>
      <text:p text:style-name="Standard">print list1</text:p>
      <text:p text:style-name="Standard"># Windows does not work here!</text:p>
      <text:p text:style-name="Standard">tuple1[1] = "windows"</text:p>
      <text:p text:style-name="Standard">print tuple1</text:p>
      <text:p text:style-name="Standard"></text:p>
      <text:p text:style-name="Standard">Exercise 8</text:p>
      <text:p text:style-name="Standard">-----------</text:p>
      <text:p text:style-name="Standard">#file reading and writing</text:p>
      <text:p text:style-name="Standard"></text:p>
      <text:p text:style-name="Standard">file1 = open('test.txt')</text:p>
      <text:p text:style-name="Standard"><text:soft-page-break/>for line in file1:</text:p>
      <text:p text:style-name="Standard"><text:s text:c="4"/>print line <text:s text:c="3"/></text:p>
      <text:p text:style-name="Standard">file2 = open('test2.txt','w')</text:p>
      <text:p text:style-name="Standard">line2 = "This is a text from the program \n"</text:p>
      <text:p text:style-name="Standard">file2.write(line2)</text:p>
      <text:p text:style-name="Standard"></text:p>
      <text:p text:style-name="Standard">Exercise 9</text:p>
      <text:p text:style-name="Standard">-------------</text:p>
      <text:p text:style-name="Standard">inp = raw_input("enter the temp")</text:p>
      <text:p text:style-name="Standard">try:</text:p>
      <text:p text:style-name="Standard"><text:s text:c="4"/>fahr = <text:s/>float(inp)</text:p>
      <text:p text:style-name="Standard"><text:s text:c="4"/>cel = (fahr - 32.0) *5.0/9.0</text:p>
      <text:p text:style-name="Standard"><text:s text:c="4"/>print cel</text:p>
      <text:p text:style-name="Standard">except:</text:p>
      <text:p text:style-name="Standard"><text:s text:c="4"/>print "enter a number"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IN" style:letter-kerning="true" style:font-name-asian="AR PL KaitiM GB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AR PL KaitiM GB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ama </meta:initial-creator>
    <meta:creation-date>2014-12-15T09:43:40</meta:creation-date>
    <dc:date>2014-12-15T09:44:27</dc:date>
    <dc:creator>Bama </dc:creator>
    <meta:editing-duration>P0D</meta:editing-duration>
    <meta:editing-cycles>1</meta:editing-cycles>
    <meta:document-statistic meta:table-count="0" meta:image-count="0" meta:object-count="0" meta:page-count="3" meta:paragraph-count="119" meta:word-count="290" meta:character-count="1931" meta:non-whitespace-character-count="1561"/>
    <meta:generator>LibreOffice/3.5$Linux_x86 LibreOffice_project/350m1$Build-2</meta:generator>
  </office:meta>
</office:document-meta>
</file>